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ff0000"/>
    </style:style>
    <style:style style:name="P3" style:family="paragraph" style:parent-style-name="Standard" style:list-style-name="L1">
      <style:text-properties fo:color="#008000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RTADA.</text:p>
      <text:p text:style-name="Standard">INFORMACION GENERAL.</text:p>
      <text:p text:style-name="Standard">AGRADECIMIENTOS.</text:p>
      <text:p text:style-name="Standard"/>
      <text:p text:style-name="Standard">Empezamos con la parte importante:</text:p>
      <text:p text:style-name="Standard">RESUMEN: Una pagina de resumen.</text:p>
      <text:p text:style-name="Standard">PALABRAS CLAVE: Unas cuantas palabras clave (BDD, DDD, TDD, AAA, SOLID, SRP, OCP, LSP, ISP, DIP, Red-Green-Refactor, Agile, XP).</text:p>
      <text:p text:style-name="Standard"/>
      <text:p text:style-name="Standard">INDICE GENERAL:</text:p>
      <text:p text:style-name="Standard"/>
      <text:list xml:id="list37214908" text:style-name="L1">
        <text:list-item>
          <text:p text:style-name="P1">Introduccion</text:p>
          <text:list>
            <text:list-item>
              <text:p text:style-name="P1">Contextualizacion</text:p>
            </text:list-item>
            <text:list-item>
              <text:p text:style-name="P1">Objetivos</text:p>
            </text:list-item>
          </text:list>
        </text:list-item>
        <text:list-item>
          <text:p text:style-name="P1">Fundamentos Teóricos</text:p>
          <text:list>
            <text:list-item>
              <text:p text:style-name="P1">TDD</text:p>
            </text:list-item>
            <text:list-item>
              <text:p text:style-name="P1">BDD</text:p>
            </text:list-item>
            <text:list-item>
              <text:p text:style-name="P1">DDD</text:p>
            </text:list-item>
            <text:list-item>
              <text:p text:style-name="P1">Diseño Agile</text:p>
              <text:list>
                <text:list-item>
                  <text:p text:style-name="P2">Agile vs BDUF (FALTA)</text:p>
                </text:list-item>
                <text:list-item>
                  <text:p text:style-name="P3">Design Smells, síntomas de un diseño pobre</text:p>
                  <text:list>
                    <text:list-item>
                      <text:p text:style-name="P3">Rigidez (a.k.a Rigidity)</text:p>
                    </text:list-item>
                    <text:list-item>
                      <text:p text:style-name="P3">Fragilidad (a.k.a Fragility)</text:p>
                    </text:list-item>
                    <text:list-item>
                      <text:p text:style-name="P3">Inmovilidad (a.k.a. Inmobility)</text:p>
                    </text:list-item>
                    <text:list-item>
                      <text:p text:style-name="P3">Viscosidad (a.k.a. Viscosity)</text:p>
                      <text:list>
                        <text:list-item>
                          <text:p text:style-name="P3">Viscosidad del software</text:p>
                        </text:list-item>
                        <text:list-item>
                          <text:p text:style-name="P3">Viscosidad del entorno</text:p>
                        </text:list-item>
                      </text:list>
                    </text:list-item>
                    <text:list-item>
                      <text:p text:style-name="P3">Complejidad Innecesaria (a.k.a. Needless Complexity)</text:p>
                    </text:list-item>
                    <text:list-item>
                      <text:p text:style-name="P3">Repetición Innecesaria (a.k.a Needless Repetition)</text:p>
                    </text:list-item>
                    <text:list-item>
                      <text:p text:style-name="P3">Opacidad (a.k.a. Opacity)</text:p>
                    </text:list-item>
                  </text:list>
                </text:list-item>
                <text:list-item>
                  <text:p text:style-name="P3">S.O.L.I.D.</text:p>
                  <text:list>
                    <text:list-item>
                      <text:p text:style-name="P3">SRP (Single-Responsability Principle ó Principio de la Responsabilidad Única)</text:p>
                    </text:list-item>
                    <text:list-item>
                      <text:p text:style-name="P3">OCP (Open/Closed Principle ó Principio de Abierto/Cerrado)</text:p>
                    </text:list-item>
                    <text:list-item>
                      <text:p text:style-name="P3">LSP (Liskov Substitution Principle ó Principio de Sustitución de Liskov)</text:p>
                    </text:list-item>
                    <text:list-item>
                      <text:p text:style-name="P3">ISP (Interface Segregation Principle o Principio de Segregación de la Interface)</text:p>
                    </text:list-item>
                    <text:list-item>
                      <text:p text:style-name="P3">DIP (Dependency Inversion Principle ó Principio de la Inversión de las Dependencias)</text:p>
                    </text:list-item>
                  </text:list>
                </text:list-item>
              </text:list>
            </text:list-item>
            <text:list-item>
              <text:p text:style-name="P1">Interface-Based Programming</text:p>
            </text:list-item>
            <text:list-item>
              <text:p text:style-name="P1">Legacy Code</text:p>
            </text:list-item>
          </text:list>
        </text:list-item>
        <text:list-item>
          <text:p text:style-name="P1">Estado del Arte</text:p>
          <text:list>
            <text:list-item>
              <text:p text:style-name="P1">Diferentes Frameworks de BDD (Cucumber, etc)</text:p>
            </text:list-item>
          </text:list>
        </text:list-item>
        <text:list-item>
          <text:p text:style-name="P1">Fundamentos Tecnologicos</text:p>
          <text:list>
            <text:list-item>
              <text:p text:style-name="P1">Sistema Operativo</text:p>
            </text:list-item>
            <text:list-item>
              <text:p text:style-name="P1">Entorno de Desarrollo</text:p>
              <text:list>
                <text:list-item>
                  <text:p text:style-name="P1">Visual Studio 2010</text:p>
                </text:list-item>
              </text:list>
            </text:list-item>
            <text:list-item>
              <text:p text:style-name="P1">Lenguaje de Programacion</text:p>
              <text:list>
                <text:list-item>
                  <text:p text:style-name="P1">C# 3.5</text:p>
                </text:list-item>
                <text:list-item>
                  <text:p text:style-name="P1">Ruby?</text:p>
                </text:list-item>
              </text:list>
            </text:list-item>
            <text:list-item>
              <text:p text:style-name="P1">Librerias</text:p>
              <text:list>
                <text:list-item>
                  <text:p text:style-name="P1">Machine.Specifications</text:p>
                </text:list-item>
                <text:list-item>
                  <text:p text:style-name="P1"><text:soft-page-break/>Machine.Specifications.DevelopWithPassion</text:p>
                </text:list-item>
                <text:list-item>
                  <text:p text:style-name="P1">Rhino.Mocks</text:p>
                </text:list-item>
              </text:list>
            </text:list-item>
            <text:list-item>
              <text:p text:style-name="P1">Interfaces graficas de usuario</text:p>
            </text:list-item>
            <text:list-item>
              <text:p text:style-name="P1">Utilidades</text:p>
              <text:list>
                <text:list-item>
                  <text:p text:style-name="P1">GIT</text:p>
                </text:list-item>
                <text:list-item>
                  <text:p text:style-name="P1">Resharper</text:p>
                </text:list-item>
                <text:list-item>
                  <text:p text:style-name="P1">TestDriven.NET</text:p>
                </text:list-item>
                <text:list-item>
                  <text:p text:style-name="P1">NCover</text:p>
                </text:list-item>
                <text:list-item>
                  <text:p text:style-name="P1">Albacore?</text:p>
                </text:list-item>
              </text:list>
            </text:list-item>
          </text:list>
        </text:list-item>
        <text:list-item>
          <text:p text:style-name="P1">Viabilidad</text:p>
        </text:list-item>
        <text:list-item>
          <text:p text:style-name="P1">Metodologia</text:p>
        </text:list-item>
        <text:list-item>
          <text:p text:style-name="P1">Analisis</text:p>
          <text:list>
            <text:list-item>
              <text:p text:style-name="P1">Casos de Uso</text:p>
            </text:list-item>
          </text:list>
        </text:list-item>
        <text:list-item>
          <text:p text:style-name="P1">Diseño</text:p>
          <text:list>
            <text:list-item>
              <text:p text:style-name="P1">Patrones Aplicados</text:p>
              <text:list>
                <text:list-item>
                  <text:p text:style-name="P1">DDD Entity</text:p>
                </text:list-item>
                <text:list-item>
                  <text:p text:style-name="P1">DDD Value Object</text:p>
                </text:list-item>
                <text:list-item>
                  <text:p text:style-name="P1">DDD Service?</text:p>
                </text:list-item>
                <text:list-item>
                  <text:p text:style-name="P1">DDD Event?</text:p>
                </text:list-item>
                <text:list-item>
                  <text:p text:style-name="P1">DDD Repository</text:p>
                </text:list-item>
                <text:list-item>
                  <text:p text:style-name="P1">DDD Aggregate</text:p>
                </text:list-item>
                <text:list-item>
                  <text:p text:style-name="P1">DDD Aggregate Root</text:p>
                </text:list-item>
                <text:list-item>
                  <text:p text:style-name="P1">DDD Factory</text:p>
                </text:list-item>
                <text:list-item>
                  <text:p text:style-name="P1">DDD Specification</text:p>
                </text:list-item>
                <text:list-item>
                  <text:p text:style-name="P1">AAA (Arrange – Act – Assert)</text:p>
                </text:list-item>
                <text:list-item>
                  <text:p text:style-name="P1">GoF Adapter</text:p>
                </text:list-item>
                <text:list-item>
                  <text:p text:style-name="P1">GoF Abstract Factory</text:p>
                </text:list-item>
                <text:list-item>
                  <text:p text:style-name="P1">Domain Layer en un contexto de Onion Architecture</text:p>
                </text:list-item>
                <text:list-item>
                  <text:p text:style-name="P1">Infrastructure en un contexto de Onion Architecture?</text:p>
                </text:list-item>
              </text:list>
            </text:list-item>
            <text:list-item>
              <text:p text:style-name="P1">Diseño de la Interfaz grafica de usuario</text:p>
            </text:list-item>
            <text:list-item>
              <text:p text:style-name="P1">Clases del Modelo</text:p>
            </text:list-item>
            <text:list-item>
              <text:p text:style-name="P1">Clases de la Vista</text:p>
            </text:list-item>
            <text:list-item>
              <text:p text:style-name="P1">Otras Clases</text:p>
            </text:list-item>
          </text:list>
        </text:list-item>
        <text:list-item>
          <text:p text:style-name="P1">Funcionalidades mas destacadas</text:p>
        </text:list-item>
        <text:list-item>
          <text:p text:style-name="P1">Pruebas</text:p>
        </text:list-item>
        <text:list-item>
          <text:p text:style-name="P1">Conclusiones</text:p>
        </text:list-item>
        <text:list-item>
          <text:p text:style-name="P1">Lineas Futuras</text:p>
        </text:list-item>
        <text:list-item>
          <text:p text:style-name="P1">Bibliografia</text:p>
        </text:list-item>
        <text:list-item>
          <text:p text:style-name="P1">Manual de Usuario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H33M55S</meta:editing-duration>
    <meta:editing-cycles>7</meta:editing-cycles>
    <meta:generator>OpenOffice.org/3.2$Win32 OpenOffice.org_project/320m18$Build-9502</meta:generator>
    <dc:date>2010-08-15T20:06:36.07</dc:date>
    <meta:document-statistic meta:table-count="0" meta:image-count="0" meta:object-count="0" meta:page-count="2" meta:paragraph-count="84" meta:word-count="339" meta:character-count="2444"/>
    <meta:user-defined meta:name="Info 1"/>
    <meta:user-defined meta:name="Info 2"/>
    <meta:user-defined meta:name="Info 3"/>
    <meta:user-defined meta:name="Info 4"/>
  </office:meta>
</office:document-meta>
</file>